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number-style style:name="N8003" number:language="it" number:country="IT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fo:background-color="#fcd5b5"/>
    </style:style>
    <style:style style:name="ce2" style:family="table-cell" style:parent-style-name="Excel_20_Built-in_20_Normal" style:data-style-name="N8003">
      <style:table-cell-properties fo:background-color="#fcd5b5"/>
    </style:style>
    <style:style style:name="ce3" style:family="table-cell" style:parent-style-name="Excel_20_Built-in_20_Normal">
      <style:table-cell-properties fo:background-color="#c6d9f1"/>
    </style:style>
    <style:style style:name="ce4" style:family="table-cell" style:parent-style-name="Excel_20_Built-in_20_Normal">
      <style:table-cell-properties fo:background-color="#f2dcdb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 style:data-style-name="N8000"/>
    <style:style style:name="ce6" style:family="table-cell" style:parent-style-name="Excel_20_Built-in_20_Normal">
      <style:text-properties style:font-name="Calibri" style:font-name-complex="Calibri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Angoli di contatto</text:p>
          </table:table-cell>
          <table:table-cell table:style-name="ce1"/>
          <table:table-cell table:number-columns-repeated="2"/>
          <table:table-cell table:style-name="ce3" office:value-type="string">
            <text:p>angolo di reciding</text:p>
          </table:table-cell>
          <table:table-cell table:style-name="ce3"/>
          <table:table-cell/>
          <table:table-cell table:style-name="ce3" office:value-type="string">
            <text:p>angolo di avanzamento</text:p>
          </table:table-cell>
          <table:table-cell table:style-name="ce3"/>
          <table:table-cell table:number-columns-repeated="2"/>
          <table:table-cell table:style-name="ce1" office:value-type="string">
            <text:p>media +/-</text:p>
          </table:table-cell>
          <table:table-cell table:style-name="ce1" office:value-type="string">
            <text:p>Semidispersione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" office:value-type="string">
            <text:p>teflon</text:p>
          </table:table-cell>
          <table:table-cell table:style-name="ce1" office:value-type="string">
            <text:p>parafilm</text:p>
          </table:table-cell>
          <table:table-cell table:number-columns-repeated="2"/>
          <table:table-cell table:style-name="ce3" office:value-type="string">
            <text:p>parafilm</text:p>
          </table:table-cell>
          <table:table-cell table:style-name="ce3" office:value-type="string">
            <text:p>teflon</text:p>
          </table:table-cell>
          <table:table-cell/>
          <table:table-cell table:style-name="ce3" office:value-type="string">
            <text:p>parafilm</text:p>
          </table:table-cell>
          <table:table-cell table:style-name="ce3" office:value-type="string">
            <text:p>teflon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1" office:value-type="float" office:value="103">
            <text:p>103</text:p>
          </table:table-cell>
          <table:table-cell table:number-columns-repeated="2"/>
          <table:table-cell table:style-name="ce3" office:value-type="float" office:value="40">
            <text:p>40</text:p>
          </table:table-cell>
          <table:table-cell table:style-name="ce3" office:value-type="float" office:value="63">
            <text:p>63</text:p>
          </table:table-cell>
          <table:table-cell/>
          <table:table-cell table:style-name="ce3" office:value-type="float" office:value="102">
            <text:p>102</text:p>
          </table:table-cell>
          <table:table-cell table:style-name="ce3" office:value-type="float" office:value="142">
            <text:p>142</text:p>
          </table:table-cell>
          <table:table-cell table:number-columns-repeated="2"/>
          <table:table-cell table:style-name="ce1" office:value-type="string">
            <text:p>parafilm</text:p>
          </table:table-cell>
          <table:table-cell table:style-name="ce1" table:formula="of:=([.B4]+[.B5]+[.B6]+[.B7]+[.B8]+[.B9]+[.B10]+[.B11])/8" office:value-type="float" office:value="100.5">
            <text:p>100,5</text:p>
          </table:table-cell>
          <table:table-cell table:style-name="ce1" table:formula="of:=[.B9]/2-[.B7]/2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office:value-type="float" office:value="98">
            <text:p>98</text:p>
          </table:table-cell>
          <table:table-cell table:number-columns-repeated="2"/>
          <table:table-cell table:style-name="ce3" office:value-type="float" office:value="36">
            <text:p>36</text:p>
          </table:table-cell>
          <table:table-cell table:style-name="ce3" office:value-type="float" office:value="69">
            <text:p>69</text:p>
          </table:table-cell>
          <table:table-cell/>
          <table:table-cell table:style-name="ce3" office:value-type="float" office:value="104">
            <text:p>104</text:p>
          </table:table-cell>
          <table:table-cell table:style-name="ce3" office:value-type="float" office:value="148">
            <text:p>148</text:p>
          </table:table-cell>
          <table:table-cell table:number-columns-repeated="1015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office:value-type="float" office:value="102">
            <text:p>102</text:p>
          </table:table-cell>
          <table:table-cell table:number-columns-repeated="2"/>
          <table:table-cell table:style-name="ce3" office:value-type="float" office:value="31">
            <text:p>31</text:p>
          </table:table-cell>
          <table:table-cell table:style-name="ce3" office:value-type="float" office:value="62">
            <text:p>62</text:p>
          </table:table-cell>
          <table:table-cell/>
          <table:table-cell table:style-name="ce3" office:value-type="float" office:value="102">
            <text:p>102</text:p>
          </table:table-cell>
          <table:table-cell table:style-name="ce3" office:value-type="float" office:value="142">
            <text:p>142</text:p>
          </table:table-cell>
          <table:table-cell table:number-columns-repeated="1015"/>
        </table:table-row>
        <table:table-row table:style-name="ro1">
          <table:table-cell table:style-name="ce1" office:value-type="float" office:value="124">
            <text:p>124</text:p>
          </table:table-cell>
          <table:table-cell table:style-name="ce1" office:value-type="float" office:value="96">
            <text:p>96</text:p>
          </table:table-cell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65">
            <text:p>65</text:p>
          </table:table-cell>
          <table:table-cell/>
          <table:table-cell table:style-name="ce3" office:value-type="float" office:value="103">
            <text:p>103</text:p>
          </table:table-cell>
          <table:table-cell table:style-name="ce3" office:value-type="float" office:value="147">
            <text:p>147</text:p>
          </table:table-cell>
          <table:table-cell table:number-columns-repeated="2"/>
          <table:table-cell table:style-name="ce1" office:value-type="string">
            <text:p>teflon</text:p>
          </table:table-cell>
          <table:table-cell table:style-name="ce1" office:value-type="float" office:value="124.875">
            <text:p>124,875</text:p>
          </table:table-cell>
          <table:table-cell table:style-name="ce1" table:formula="of:=[.A8]/2-[.A11]/2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style-name="ce1" office:value-type="float" office:value="129">
            <text:p>129</text:p>
          </table:table-cell>
          <table:table-cell table:style-name="ce1" office:value-type="float" office:value="100">
            <text:p>100</text:p>
          </table:table-cell>
          <table:table-cell table:number-columns-repeated="2"/>
          <table:table-cell table:style-name="ce3" office:value-type="float" office:value="33">
            <text:p>33</text:p>
          </table:table-cell>
          <table:table-cell table:style-name="ce3" office:value-type="float" office:value="61">
            <text:p>61</text:p>
          </table:table-cell>
          <table:table-cell/>
          <table:table-cell table:style-name="ce3" office:value-type="float" office:value="106">
            <text:p>106</text:p>
          </table:table-cell>
          <table:table-cell table:style-name="ce3" office:value-type="float" office:value="144">
            <text:p>144</text:p>
          </table:table-cell>
          <table:table-cell table:number-columns-repeated="3"/>
          <table:table-cell table:style-name="ce1" office:value-type="float" office:value="124.875">
            <text:p>124,875</text:p>
          </table:table-cell>
          <table:table-cell table:number-columns-repeated="1011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office:value-type="float" office:value="104">
            <text:p>104</text:p>
          </table:table-cell>
          <table:table-cell table:number-columns-repeated="2"/>
          <table:table-cell table:style-name="ce3" office:value-type="float" office:value="32">
            <text:p>32</text:p>
          </table:table-cell>
          <table:table-cell table:style-name="ce3" office:value-type="float" office:value="54">
            <text:p>54</text:p>
          </table:table-cell>
          <table:table-cell/>
          <table:table-cell table:style-name="ce3" office:value-type="float" office:value="100">
            <text:p>100</text:p>
          </table:table-cell>
          <table:table-cell table:style-name="ce3" office:value-type="float" office:value="147">
            <text:p>147</text:p>
          </table:table-cell>
          <table:table-cell table:number-columns-repeated="1015"/>
        </table:table-row>
        <table:table-row table:style-name="ro1">
          <table:table-cell table:style-name="ce1" office:value-type="float" office:value="125">
            <text:p>125</text:p>
          </table:table-cell>
          <table:table-cell table:style-name="ce1" office:value-type="float" office:value="100">
            <text:p>100</text:p>
          </table:table-cell>
          <table:table-cell table:number-columns-repeated="2"/>
          <table:table-cell table:style-name="ce3" office:value-type="float" office:value="31">
            <text:p>31</text:p>
          </table:table-cell>
          <table:table-cell table:style-name="ce3" office:value-type="float" office:value="49">
            <text:p>49</text:p>
          </table:table-cell>
          <table:table-cell/>
          <table:table-cell table:style-name="ce3" office:value-type="float" office:value="107">
            <text:p>107</text:p>
          </table:table-cell>
          <table:table-cell table:style-name="ce3" office:value-type="float" office:value="140">
            <text:p>140</text:p>
          </table:table-cell>
          <table:table-cell table:number-columns-repeated="1015"/>
        </table:table-row>
        <table:table-row table:style-name="ro1">
          <table:table-cell table:style-name="ce1" office:value-type="float" office:value="121">
            <text:p>121</text:p>
          </table:table-cell>
          <table:table-cell table:style-name="ce1" office:value-type="float" office:value="101">
            <text:p>101</text:p>
          </table:table-cell>
          <table:table-cell table:number-columns-repeated="2"/>
          <table:table-cell table:style-name="ce3" office:value-type="float" office:value="30">
            <text:p>30</text:p>
          </table:table-cell>
          <table:table-cell table:style-name="ce3" office:value-type="float" office:value="52">
            <text:p>52</text:p>
          </table:table-cell>
          <table:table-cell/>
          <table:table-cell table:style-name="ce3" office:value-type="float" office:value="107">
            <text:p>107</text:p>
          </table:table-cell>
          <table:table-cell table:style-name="ce3" office:value-type="float" office:value="143">
            <text:p>14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viazione dalla sfericità della goccia sul substrato</text:p>
          </table:table-cell>
          <table:table-cell table:number-columns-repeated="1023"/>
        </table:table-row>
        <table:table-row table:style-name="ro2">
          <table:table-cell table:number-columns-repeated="9"/>
          <table:table-cell office:value-type="string">
            <text:p>Frequenze di risonanza dei modi di oscillazione (Sharp formula)</text:p>
          </table:table-cell>
          <table:table-cell table:number-columns-repeated="1014"/>
        </table:table-row>
        <table:table-row table:style-name="ro2">
          <table:table-cell office:value-type="string">
            <text:p>volumi (<text:span text:style-name="T1">μL=mm</text:span><text:span text:style-name="T2">3</text:span><text:span text:style-name="T1">)</text:span></text:p>
          </table:table-cell>
          <table:table-cell/>
          <table:table-cell office:value-type="string">
            <text:p>linea di contatto</text:p>
          </table:table-cell>
          <table:table-cell/>
          <table:table-cell office:value-type="string">
            <text:p>lunghezza di capillarità dell'acqua-mm</text:p>
          </table:table-cell>
          <table:table-cell table:number-columns-repeated="3"/>
          <table:table-cell table:style-name="Default"/>
          <table:table-cell office:value-type="string">
            <text:p>mod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2*(3/(2*PI())*[.A16])^(1/3)" office:value-type="float" office:value="4.24313767178822">
            <text:p>4,2431376718</text:p>
          </table:table-cell>
          <table:table-cell/>
          <table:table-cell table:style-name="ce4" office:value-type="float" office:value="2.7">
            <text:p>2,7</text:p>
          </table:table-cell>
          <table:table-cell table:number-columns-repeated="5"/>
          <table:table-cell table:formula="of:=(PI()/2)*((([.K15]^3)*[.E18])/(24*[.A16]*[.E20])*(COS([.M7])^3-3*COS([.M7])+2)/([.M7])^(3))^(1/2)" office:value-type="float" office:value="0.0189335258950704">
            <text:p>0,0189335259</text:p>
          </table:table-cell>
          <table:table-cell table:formula="of:=(PI()/2)*((([.L15]^3)*[.E18])/(24*[.A16]*[.E20])*(COS([.M7])^3-3*COS([.M7])+2)/[.M7]^3)^(1/2)" office:value-type="float" office:value="0.0347831081060209">
            <text:p>0,0347831081</text:p>
          </table:table-cell>
          <table:table-cell table:formula="of:=(PI()/2)*((([.M15]^3)*[.E18])/(24*[.A16]*[.E20])*(COS([.M7])^3-3*COS([.M7])+2)/[.M7]^3)^(1/2)" office:value-type="float" office:value="0.0535520982087014">
            <text:p>0,0535520982</text:p>
          </table:table-cell>
          <table:table-cell table:formula="of:=(PI()/2)*((([.N15]^3)*[.E18])/(24*[.A16]*[.E20])*(COS([.M7])^3-3*COS([.M7])+2)/[.M7]^3)^(1/2)" office:value-type="float" office:value="0.0748413324577507">
            <text:p>0,0748413325</text:p>
          </table:table-cell>
          <table:table-cell table:number-columns-repeated="1010"/>
        </table:table-row>
        <table:table-row table:style-name="ro2">
          <table:table-cell office:value-type="float" office:value="40">
            <text:p>40</text:p>
          </table:table-cell>
          <table:table-cell/>
          <table:table-cell table:formula="of:=2*(3/(2*PI())*[.A17])^(1/3)" office:value-type="float" office:value="5.3460184702879">
            <text:p>5,3460184703</text:p>
          </table:table-cell>
          <table:table-cell/>
          <table:table-cell office:value-type="string">
            <text:p>Tensione superficiale acqua(mN/m)</text:p>
          </table:table-cell>
          <table:table-cell table:number-columns-repeated="5"/>
          <table:table-cell table:style-name="ce6" table:formula="of:=(PI()/2)*((([.K15]^3)*[.E18])/(24*[.A17]*[.E20])*(COS([.M7])^3-3*COS([.M7])+2)/[.M7]^3)^(1/2)" office:value-type="float" office:value="0.0133880245521754">
            <text:p>0,0133880246</text:p>
          </table:table-cell>
          <table:table-cell table:style-name="ce6" table:formula="of:=(PI()/2)*((([.L15]^3)*[.E18])/(24*[.A17]*[.E20])*(COS([.M7])^3-3*COS([.M7])+2)/[.M7]^3)^(1/2)" office:value-type="float" office:value="0.0245953716125122">
            <text:p>0,0245953716</text:p>
          </table:table-cell>
          <table:table-cell table:style-name="ce6" table:formula="of:=(PI()/2)*((( [.M15]^3)*[.E18])/(24*[.A17]*[.E20])*(COS([.M7])^3-3*COS([.M7])+2)/[.M7]^3)^(1/2)" office:value-type="float" office:value="0.0378670517901407">
            <text:p>0,0378670518</text:p>
          </table:table-cell>
          <table:table-cell table:style-name="ce6" table:formula="of:=(PI()/2)*((([.N15]^3)*[.E18])/(24*[.A17]*[.E20])*(COS([.M7])^3-3*COS([.M7])+2)/[.M7]^3)^(1/2)" office:value-type="float" office:value="0.0529208136939124">
            <text:p>0,0529208137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2*(3/(2*PI())*[.A18])^(1/3)" office:value-type="float" office:value="5.75882382296972">
            <text:p>5,758823823</text:p>
          </table:table-cell>
          <table:table-cell/>
          <table:table-cell table:style-name="ce5" office:value-type="float" office:value="72">
            <text:p>72</text:p>
          </table:table-cell>
          <table:table-cell table:number-columns-repeated="5"/>
          <table:table-cell table:formula="of:=(PI()/2)*((([.K15]^3)*[.E18])/(24*[.A18]*[.E20])*(COS([.M7])^3-3*COS([.M7])+2)/[.M7]^3)^(1/2)" office:value-type="float" office:value="0.0119746131932401">
            <text:p>0,0119746132</text:p>
          </table:table-cell>
          <table:table-cell table:formula="of:=(PI()/2)*((([.L15]^3)*[.E18])/(24*[.A18]*[.E20])*(COS([.M7])^3-3*COS([.M7])+2)/[.M7]^3)^(1/2)" office:value-type="float" office:value="0.0219987691429783">
            <text:p>0,0219987691</text:p>
          </table:table-cell>
          <table:table-cell table:formula="of:=(PI()/2)*((([.M15]^3)*[.E18])/(24*[.A18]*[.E20])*(COS([.M7])^3-3*COS([.M7])+2)/[.M7]^3)^(1/2)" office:value-type="float" office:value="0.0338693207641039">
            <text:p>0,0338693208</text:p>
          </table:table-cell>
          <table:table-cell table:formula="of:=(PI()/2)*((([.N15]^3)*[.E18])/(24*[.A18]*[.E20])*(COS([.M7])^3-3*COS([.M7])+2)/[.M7]^3)^(1/2)" office:value-type="float" office:value="0.0473338147376759">
            <text:p>0,0473338147</text:p>
          </table:table-cell>
          <table:table-cell table:number-columns-repeated="1010"/>
        </table:table-row>
        <table:table-row table:style-name="ro2">
          <table:table-cell office:value-type="float" office:value="70">
            <text:p>70</text:p>
          </table:table-cell>
          <table:table-cell/>
          <table:table-cell table:formula="of:=2*(3/(2*PI())*[.A19])^(1/3)" office:value-type="float" office:value="6.44233253015114">
            <text:p>6,4423325302</text:p>
          </table:table-cell>
          <table:table-cell/>
          <table:table-cell office:value-type="string">
            <text:p>densità dell'acqua(g/mm<text:span text:style-name="T2">3</text:span><text:span text:style-name="T1">)</text:span></text:p>
          </table:table-cell>
          <table:table-cell table:number-columns-repeated="5"/>
          <table:table-cell table:formula="of:=(PI()/2)*((([.K15]^3)*[.E18])/(24*[.A19]*[.E20])*(COS([.M7])^3-3*COS([.M7])+2)/[.M7]^3)^(1/2)" office:value-type="float" office:value="0.0101203952889951">
            <text:p>0,0101203953</text:p>
          </table:table-cell>
          <table:table-cell table:formula="of:=(PI()/2)*((([.L15]^3)*[.E18])/(24*[.A19]*[.E20])*(COS([.M7])^3-3*COS([.M7])+2)/[.M7]^3)^(1/2)" office:value-type="float" office:value="0.0185923533399785">
            <text:p>0,0185923533</text:p>
          </table:table-cell>
          <table:table-cell table:formula="of:=(PI()/2)*((([.M15]^3)*[.E18])/(24*[.A19]*[.E20])*(COS([.M7])^3-3*COS([.M7])+2)/[.M7]^3)^(1/2)" office:value-type="float" office:value="0.0286248005485473">
            <text:p>0,0286248005</text:p>
          </table:table-cell>
          <table:table-cell table:style-name="ce6" table:formula="of:=(PI()/2)*((([.N15]^3)*[.E18])/(24*[.A19]*[.E20])*(COS([.M7])^3-3*COS([.M7])+2)/[.M7]^3)^(1/2)" office:value-type="float" office:value="0.0400043749180782">
            <text:p>0,0400043749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2*(3/(2*PI())*[.A20])^(1/3)" office:value-type="float" office:value="7.25566335719562">
            <text:p>7,2556633572</text:p>
          </table:table-cell>
          <table:table-cell/>
          <table:table-cell office:value-type="float" office:value="0.001">
            <text:p>0,001</text:p>
          </table:table-cell>
          <table:table-cell table:number-columns-repeated="5"/>
          <table:table-cell table:formula="of:=(PI()/2)*((([.K15]^3)*[.E18])/(24*[.A20]*[.E20])*(COS([.M7])^3-3*COS([.M7])+2)/[.M7]^3)^(1/2)" office:value-type="float" office:value="0.00846733019102598">
            <text:p>0,0084673302</text:p>
          </table:table-cell>
          <table:table-cell table:formula="of:=(PI()/2)*((([.L15]^3)*[.E18])/(24*[.A20]*[.E20])*(COS([.M7])^3-3*COS([.M7])+2)/[.M7]^3)^(1/2)" office:value-type="float" office:value="0.0155554788387573">
            <text:p>0,0155554788</text:p>
          </table:table-cell>
          <table:table-cell table:formula="of:=(PI()/2)*((([.M15]^3)*[.E18])/(24*[.A20]*[.E20])*(COS([.M7])^3-3*COS([.M7])+2)/[.M7]^3)^(1/2)" office:value-type="float" office:value="0.0239492263864802">
            <text:p>0,0239492264</text:p>
          </table:table-cell>
          <table:table-cell table:formula="of:=(PI()/2)*((([.N15]^3)*[.E18])/(24*[.A20]*[.E20])*(COS([.M7])^3-3*COS([.M7])+2)/[.M7]^3)^(1/2)" office:value-type="float" office:value="0.0334700613804384">
            <text:p>0,0334700614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0.001">
            <text:p>0,001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float" office:value="0.001">
            <text:p>0,001</text:p>
          </table:table-cell>
          <table:table-cell table:number-columns-repeated="4"/>
          <table:table-cell office:value-type="string">
            <text:p>Frequenze di risonanza dei modi di oscillazione (Temperton formula)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massa</text:p>
          </table:table-cell>
          <table:table-cell table:number-columns-repeated="4"/>
          <table:table-cell office:value-type="string">
            <text:p>modi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0]*[.A16]" office:value-type="float" office:value="0.02">
            <text:p>0,02</text:p>
          </table:table-cell>
          <table:table-cell table:number-columns-repeated="5"/>
          <table:table-cell table:formula="of:=1/(2*PI())*(([.K15]^3*PI()*[.E18])/(4*[.E20]*[.A16])TANH((([.K23]*PI())/(4*[.M7]))*(1-COS([.M7]))^(1/2)))" office:value-type="float" office:value="0">
            <text:p>Err:50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formula="of:=[.E21]*[.A17]" office:value-type="float" office:value="0.04">
            <text:p>0,0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22]*[.A18]" office:value-type="float" office:value="0.05">
            <text:p>0,0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10"/>
          <table:table-cell table:style-name="ce6" table:number-columns-repeated="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6"/>
          <table:table-cell table:number-columns-repeated="101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9/07/2020</text:date>, <text:time>01.02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9T01:02:46.13</dc:date>
    <dc:creator>Arianna Mischianti</dc:creator>
    <meta:generator>OpenOffice/4.1.1$Win32 OpenOffice.org_project/411m6$Build-9775</meta:generator>
    <meta:editing-duration>PT1H52M34S</meta:editing-duration>
    <meta:editing-cycles>3</meta:editing-cycles>
    <meta:document-statistic meta:table-count="3" meta:cell-count="124" meta:object-count="0"/>
  </office:meta>
</office:document-meta>
</file>